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159.99mm" svg:height="89.99mm" svg:x="46.16mm" svg:y="1mm">
            <draw:object draw:notify-on-update-of-ranges="Munkalap1.A1:Munkalap1.A4 Munkalap1.B1:Munkalap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41" calcext:value-type="float">
            <text:p>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.00.00</text:date>, <text:time style:data-style-name="N2" text:time-value="13:20:08.364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2:04:49.248000000</meta:creation-date>
    <dc:date>2019-10-29T13:20:46.583000000</dc:date>
    <meta:editing-duration>PT1M33S</meta:editing-duration>
    <meta:editing-cycles>2</meta:editing-cycles>
    <meta:generator>LibreOfficeDev/6.4.0.0.alpha0$Windows_X86_64 LibreOffice_project/287262a1153241f7c3bae4ad8be655b91d72ea71</meta:generator>
    <meta:document-statistic meta:table-count="1" meta:cell-count="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Munkalap1.A1:Munkalap1.B4" chart:data-source-has-labels="column" svg:x="0.32cm" svg:y="0.18cm" svg:width="13.17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07cm" svg:y="0.18cm" svg:width="12.20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Munkalap1.A1:Munkalap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Munkalap1.B1:Munkalap1.B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Munkalap1.A1:Munkalap1.A4</svg:desc>
                </draw:g>
              </table:table-cell>
              <table:table-cell office:value-type="float" office:value="235">
                <text:p>235</text:p>
                <draw:g>
                  <svg:desc>Munkalap1.B1:Munkalap1.B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41">
                <text:p>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287262a1153241f7c3bae4ad8be655b91d72ea71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